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458cm" fo:min-width="0.208cm" fo:wrap-option="wrap"/>
      <style:paragraph-properties style:writing-mode="lr-tb"/>
    </style:style>
    <style:style style:name="gr2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3" style:family="graphic" style:parent-style-name="objectwithoutfill">
      <style:graphic-properties svg:stroke-color="#000000" draw:marker-end="Arrowheads_20_4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cm" svg:height="1cm" svg:x="5cm" svg:y="4.25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3.25cm" svg:y1="4.75cm" svg:x2="5cm" svg:y2="4.75cm">
          <text:p/>
        </draw:line>
        <draw:connector draw:style-name="gr3" draw:text-style-name="P3" draw:layer="layout" draw:type="curve" svg:x1="5.146cm" svg:y1="4.396cm" svg:x2="5.854cm" svg:y2="4.396cm" draw:start-shape="id1" draw:start-glue-point="5" draw:end-shape="id1" draw:end-glue-point="11" svg:d="M5146 4396c0-970 708-970 708 0" svg:viewBox="0 0 709 728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05T08:50:03.490683900</meta:creation-date>
    <dc:date>2023-10-05T09:20:52.493492093</dc:date>
    <meta:editing-duration>PT38S</meta:editing-duration>
    <meta:editing-cycles>1</meta:editing-cycles>
    <meta:document-statistic meta:object-count="3"/>
    <meta:generator>LibreOffice/7.3.7.2$Linux_X86_64 LibreOffice_project/30$Build-2</meta:generator>
  </office:meta>
</office:document-meta>
</file>